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8" text:continue-numbering="true" text:continue-list="list_Bitmap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20" text:continue-numbering="true" text:continue-list="list_Bitmap (Dashboar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1" text:continue-numbering="true" text:continue-list="list_Bitmap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2" text:continue-numbering="true" text:continue-list="list_Bitmap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3"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